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14b658" officeooo:paragraph-rsid="0014b658" style:font-size-asian="19.25pt" style:font-weight-asian="bold" style:font-size-complex="2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fo:font-weight="normal" officeooo:rsid="0014b658" officeooo:paragraph-rsid="0014b658" style:font-size-asian="13.1000003814697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 fo:break-before="page"/>
      <style:text-properties fo:font-size="12pt" fo:font-weight="normal" officeooo:rsid="0014b658" officeooo:paragraph-rsid="0014b658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>CS4227 Assignment 1 – Interceptor</text:p>
      <text:p text:style-name="P1"/>
      <text:p text:style-name="P1"/>
      <text:p text:style-name="P1"/>
      <text:p text:style-name="P2"/>
      <text:p text:style-name="P2"/>
      <text:p text:style-name="P2">Quinn Painter</text:p>
      <text:p text:style-name="P2">19234201</text:p>
      <text:p text:style-name="P3">mm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2T11:25:17.220573049</meta:creation-date>
    <meta:generator>LibreOffice/7.3.7.2$Linux_X86_64 LibreOffice_project/30$Build-2</meta:generator>
    <dc:date>2023-02-22T11:27:23.774610420</dc:date>
    <meta:editing-duration>PT2M7S</meta:editing-duration>
    <meta:editing-cycles>1</meta:editing-cycles>
    <meta:document-statistic meta:table-count="0" meta:image-count="0" meta:object-count="0" meta:page-count="2" meta:paragraph-count="4" meta:word-count="8" meta:character-count="56" meta:non-whitespace-character-count="51"/>
  </office:meta>
</office:document-meta>
</file>